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967cm" svg:height="13.041cm" svg:x="0.463cm" svg:y="3.109cm">
            <draw:object draw:notify-on-update-of-ranges="Sheet1.A2:Sheet1.A6 Sheet1.B2:Sheet1.B6 Sheet1.A2:Sheet1.A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inary 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52" calcext:value-type="float">
            <text:p>5.2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672" calcext:value-type="float">
            <text:p>0.0006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1276" calcext:value-type="float">
            <text:p>0.00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241" calcext:value-type="float">
            <text:p>0.001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2:48:42.93166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40:37.287825202</meta:creation-date>
    <dc:date>2021-04-26T12:55:21.533587709</dc:date>
    <meta:editing-duration>PT17M11S</meta:editing-duration>
    <meta:editing-cycles>2</meta:editing-cycles>
    <meta:generator>LibreOffice/6.4.6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68cm" svg:height="13.042cm" xlink:href=".." xlink:type="simple" chart:class="chart:scatter" chart:style-name="ch1">
        <chart:title svg:x="10.501cm" svg:y="0.396cm" chart:style-name="ch2">
          <text:p>n vs T(n)</text:p>
        </chart:title>
        <chart:subtitle svg:x="7.67cm" svg:y="1.435cm" chart:style-name="ch3">
          <text:p>(Sort(bubble) time added for binary search.)</text:p>
        </chart:subtitle>
        <chart:legend chart:legend-position="end" svg:x="19.481cm" svg:y="5.973cm" style:legend-expansion="high" chart:style-name="ch4"/>
        <chart:plot-area chart:style-name="ch5" table:cell-range-address="Sheet1.A2:Sheet1.C6" chart:data-source-has-labels="row" svg:x="1.813cm" svg:y="2.146cm" svg:width="15.086cm" svg:height="10.692cm">
          <chartooo:coordinate-region svg:x="3.096cm" svg:y="2.345cm" svg:width="13.523cm" svg:height="9.846cm"/>
          <chart:axis chart:dimension="x" chart:name="primary-x" chart:style-name="ch6">
            <chart:title svg:x="9.206cm" svg:y="12.482cm" chart:style-name="ch7">
              <text:p>n</text:p>
            </chart:title>
          </chart:axis>
          <chart:axis chart:dimension="y" chart:name="primary-y" chart:style-name="ch6">
            <chart:title svg:x="0.794cm" svg:y="7.84cm" chart:style-name="ch8">
              <text:p>T(n)</text:p>
            </chart:title>
            <chart:grid chart:style-name="ch9" chart:class="major"/>
          </chart:axis>
          <chart:series chart:style-name="ch10" chart:values-cell-range-address="Sheet1.B2:Sheet1.B6" loext:label-string="linear_search" chart:class="chart:scatter">
            <chart:domain table:cell-range-address="Sheet1.A2:Sheet1.A6"/>
            <chart:data-point chart:repeated="5"/>
          </chart:series>
          <chart:series chart:style-name="ch11" chart:values-cell-range-address="Sheet1.C2:Sheet1.C6" loext:label-string="binary_search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_search</text:p>
              </table:table-cell>
              <table:table-cell office:value-type="string">
                <text:p>binary_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0.000002">
                <text:p>0.000002</text:p>
                <draw:g>
                  <svg:desc>Sheet1.B2:Sheet1.B6</svg:desc>
                </draw:g>
              </table:table-cell>
              <table:table-cell office:value-type="float" office:value="0.000052">
                <text:p>0.00005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276">
                <text:p>0.00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1241">
                <text:p>0.001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